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5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God (Judaism)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Isaac Newto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 continuation of the subject/</text:p>
      <text:p text:style-name="P2">on the existence of God./</text:p>
      <text:p text:style-name="P2"/>
      <text:p text:style-name="P2">2d lecture/</text:p>
      <text:p text:style-name="P2"/>
      <text:p text:style-name="P3">[Page 1]</text:p>
      <text:p text:style-name="P3">Brethren. <text:s/><text:span text:style-name="T2">My last lecture ended where that which I</text:span><text:span text:style-name="T4"> The lecture which I purpose to deliver this morning, will begin/ </text:span><text:span text:style-name="T2">purpose to deliver this morning will being <text:s/>The</text:span><text:span text:style-name="T4"> where my last one ended. <text:s/>Its closing/ sentence was an appeal </text:span><text:span text:style-name="T2">from</text:span><text:span text:style-name="T4"> by the </text:span><text:span text:style-name="T2">grandest</text:span><text:span text:style-name="T4"> grandest of inspired </text:span><text:span text:style-name="T2">speakers</text:span><text:span text:style-name="T4"> orators/ to the minds of his people. <text:s/>Isaiah knew that he could/ not mathematically prove the existence of a Being who designed the </text:span><text:span text:style-name="T2">fabric</text:span><text:span text:style-name="T4"> structure of/ the universe and who governs </text:span><text:span text:style-name="T2">it</text:span><text:span text:style-name="T4"> the world with wisdom, any more than/ the existence of our thinking faculties can be proved by the/ sense of touch. <text:s/>Yet, the prophet felt that unless man will determinedly/ shut his eyes against the light of reason, he must/ see and confess an Almighty Creator. <text:s/>He would there-/-fore lead us form nature up to nature's God./</text:span></text:p>
      <text:p text:style-name="P3"><text:span text:style-name="T4">The shepherd bard, who became Israel's king, had already described/ the language of the sky, </text:span><text:span text:style-name="T2">which</text:span><text:span text:style-name="T4"> as it daily declares the glory of/ its Maker, and the son of Amoz, his successful disciple in the/ graphic delineation of truth, pointed to the same fir-/-mament studded with bright stars, which, like an army/ set in faultless array by the </text:span><text:span text:style-name="T2">skillful</text:span><text:span text:style-name="T4"> skilful Chief, come/ forth in the order primordially established </text:span><text:span text:style-name="T2">primordially</text:span><text:span text:style-name="T4"> by the Most High./ <text:s/>That contemplation was to dethrone the imaginary deities of/ heathenism, to confound Atheism, and to vindicate the/ belief in One supremely good and watchful </text:span><text:soft-page-break/><text:span text:style-name="T4">God./</text:span></text:p>
      <text:p text:style-name="P3"><text:span text:style-name="T4"/></text:p>
      <text:p text:style-name="P3"><text:span text:style-name="T4">[Page 2]</text:span></text:p>
      <text:p text:style-name="P3"><text:span text:style-name="T4">Dear young friends. <text:s/>I remember to have read/ once--I think it was </text:span><text:span text:style-name="T2">in</text:span><text:span text:style-name="T4"> in a work of Philo Judeo--a remark which im-/-pressed me forcibly. <text:s/>That author, who lived in/ Alexandria about the commencement of the vulgar era,/ wrote in Greek a number of books, deservedly appre-/-ciated by those who wish to understand the philosophy/ prevailing at that time. <text:s/>But the volume which/ he devoted to "the life of Moses" </text:span><text:span text:style-name="T2">commends itself principally</text:span><text:span text:style-name="T4"> possesses the greatest interest/ </text:span><text:span text:style-name="T2">to</text:span><text:span text:style-name="T4"> for us his coreligionists. <text:s/>In it the thoughtful scholar/ </text:span><text:span text:style-name="T2">argues</text:span><text:span text:style-name="T4"> contends that the miracles which </text:span><text:span text:style-name="T2">worked out</text:span><text:span text:style-name="T4"> effected the deli-/-verance of the Hebrews from Egypt are not more/ </text:span><text:span text:style-name="T2">as</text:span><text:span text:style-name="T4"> prodigious than the</text:span><text:span text:style-name="T2">se</text:span><text:span text:style-name="T4"> signs of Divine </text:span><text:span text:style-name="T2">[?] goodness</text:span><text:span text:style-name="T4"> omnipotence which mankind at large witness/ every day. <text:s/>Only because these </text:span><text:span text:style-name="T2">latter</text:span><text:span text:style-name="T4"> signs are performed with/ </text:span><text:span text:style-name="T2">uninterrupted</text:span><text:span text:style-name="T4"> great frequency, they have ceased to call forth even/ a passing notice. <text:s/>Philo instances in support of his/ </text:span><text:span text:style-name="T2">reasoning</text:span><text:span text:style-name="T4"> argument the rising of the sun with its unfailing/ precision, and </text:span><text:span text:style-name="T2">he describes</text:span><text:span text:style-name="T4"> pictures the thrilling sensation/ which its first appearance would produce </text:span><text:span text:style-name="T2">in those</text:span><text:span text:style-name="T4"> among human beings whose/ horizon had never before been lighted by the mighty/ luminary; the joy at being rescued from darkness, the/ gratitude for a gift so incalculably valuable obtained/ at the hands of </text:span><text:span text:style-name="T2">a</text:span><text:span text:style-name="T4"> an invisible, but most beneficent Lord./</text:span></text:p>
      <text:p text:style-name="P3"><text:span text:style-name="T4"/></text:p>
      <text:p text:style-name="P3"><text:span text:style-name="T4">[Page 3]</text:span></text:p>
      <text:p text:style-name="P3"><text:span text:style-name="T4">We, of modern times, are taught that the turning of the earth/ upon itself is what causes the change of night and day./ <text:s/>But the wonder of God is just as clearly perceptible by the/ motion of our globe, which brings us regularly every morn-/-ing the life-restoring and heart-cheering sun, as if the latter/ were the main actor. <text:s/>Well there is my reflecting friends, what power gives the planet which/ man dwells upon that motion most exact and continuous, and/ the suspension of which, for a second, </text:span><text:span text:style-name="T2">would</text:span><text:span text:style-name="T4"> might be attended with/ a universal catastrophe? <text:s/>Atheists answer: Necessity gives/ it, for motion is a property inseparable from matter; </text:span><text:span text:style-name="T2">it</text:span><text:span text:style-name="T4"> this/ moves involuntarily, mechanically. <text:s/>I shall not make the/ question more intricate, by asking, in return, what does the word/ </text:span><text:span text:style-name="T5">Necessity</text:span><text:span text:style-name="T6"> mean in connection with inanimate objects--for I/ could never agree with Maimonides who states after Aristotle, that the/ planets and stars are so many living creatures endowed with/ understanding--, but I will simply observe that a thing ne-/-cessary to an object signifies a property of its nature, </text:span><text:span text:style-name="T3">without</text:span><text:span text:style-name="T6"> deprived of/ which it cannot exist. <text:s/>Now, we all can form an idea of </text:span><text:span text:style-name="T3">the</text:span><text:span text:style-name="T6">/ </text:span><text:span text:style-name="T3">earth</text:span><text:span text:style-name="T6"> matter in a quiescent state, or perfectly still, and as to the theory of involuntary or me-/-chanical action, experience assures us that nothing can move with-/-out the power of the will, or of an outside pressure brought to bear on it./</text:span></text:p>
      <text:p text:style-name="P3"><text:span text:style-name="T6"/></text:p>
      <text:p text:style-name="P3"><text:span text:style-name="T6">[Page 4]</text:span></text:p>
      <text:p text:style-name="P3"><text:span text:style-name="T6">Thus our minds compel the belief that the earth/ receives its impulse from a power which is not </text:span><text:span text:style-name="T3">not</text:span><text:span text:style-name="T6"> in/ itself, but which </text:span><text:span text:style-name="T3">is</text:span><text:span text:style-name="T6"> was miraculously imparted at the beginning./ <text:s/>But why, my dear hearers, stop to speak of the earth/ revolving on its axis and thus supplying us, its inhabi-/-tants, with light and refreshing shade</text:span><text:span text:style-name="T3">s</text:span><text:span text:style-name="T6">, with </text:span><text:span text:style-name="T3">rest</text:span><text:span text:style-name="T6"> warmth and renewed strength,/ as </text:span><text:span text:style-name="T3">a</text:span><text:span text:style-name="T6"> if that were the greatest marvel in creation, when the earth is a mere/ speck in the immensity of the universe? <text:s/>You know it. <text:s/>Astronomers have dis-/-covered, by means of their hugely magnifying instruments,/ that what we see above us is a boundless space, in the/ center of which--to borrow a term--the sun has been stationed./ <text:s/>Round that centre or rather in its direction move, not alone our globe, but planets,/ some of which are hundreds of </text:span><text:span text:style-name="T3">thousands</text:span><text:span text:style-name="T6"> times larger than our/ own and round these again, secondary planets or satellites,/ --possibly, all inhabited by sentient beings--and all of them rolling in various ways, with a different degree/ of rapidity, but always keeping their paths, or orbits, with/ a wonderful </text:span><text:span text:style-name="T3">exactness</text:span><text:span text:style-name="T6"> regularity, ever preserving the order, the harmony/ the symmetrical beauty, the majestic grandeur of the universe who can </text:span><text:span text:style-name="T3">reflect</text:span><text:span text:style-name="T6"> ponder on that and be not struck with </text:span><text:span text:style-name="T3">unspeakable</text:span><text:span text:style-name="T6"> unutterable awe? <text:s/>But whence, I in-/-quire again, whence did all those celestial bodies, whirling </text:span><text:span text:style-name="T3">round</text:span><text:span text:style-name="T6"> through/ the measureless space, </text:span><text:soft-page-break/><text:span text:style-name="T6">derive the impelling force which leads/ them towards the sun to receive from it light and heat/ and </text:span><text:span text:style-name="T3">animation?</text:span><text:span text:style-name="T6"> vitality?/</text:span></text:p>
      <text:p text:style-name="P3"><text:span text:style-name="T6"/></text:p>
      <text:p text:style-name="P3"><text:span text:style-name="T6">[Page 5]</text:span></text:p>
      <text:p text:style-name="P3"><text:span text:style-name="T6"><text:tab/>Even if the </text:span><text:span text:style-name="T3">inexplicable</text:span><text:span text:style-name="T6"> imaginary law of Necessity could </text:span><text:span text:style-name="T3">be</text:span><text:span text:style-name="T6">/ account for that forward </text:span><text:span text:style-name="T3">impulsion</text:span><text:span text:style-name="T6"> tendency of the planets, what/ cause could we </text:span><text:span text:style-name="T3">assign</text:span><text:span text:style-name="T6"> set forth for the opposite motion? <text:s/>You,/ my young friends, are aware that according to astronomical </text:span><text:span text:style-name="T3">discoveries</text:span><text:span text:style-name="T6"> researches, the heavenly spheres/ possess two forces, one which draws them in the direction/ of the sun, or the centripetal, and </text:span><text:span text:style-name="T3">th</text:span><text:span text:style-name="T6"> another which holds/ them </text:span><text:span text:style-name="T3">back</text:span><text:span text:style-name="T6"> in a curve </text:span><text:span text:style-name="T3">in</text:span><text:span text:style-name="T6"> within their own lines, so that they may</text:span><text:span text:style-name="T3">ght</text:span><text:span text:style-name="T6"> not </text:span><text:span text:style-name="T3">fall into</text:span><text:span text:style-name="T6"> approach </text:span><text:span text:style-name="T3">draw</text:span><text:span text:style-name="T6"> too </text:span><text:span text:style-name="T3">closely to</text:span><text:span text:style-name="T6"> near the sun; </text:span><text:span text:style-name="T3">or the and</text:span><text:span text:style-name="T6"> a force which is called cen-/-trifugal. <text:s/>Will atheists assert that both those two contrary/ forces are the property of matter? <text:s/>Fancy to yourselves a/ cannon ball discharged against a certain point. <text:s/>It keeps/ on a track towards that </text:span><text:span text:style-name="T3">point</text:span><text:span text:style-name="T6"> same spot, but </text:span><text:span text:style-name="T3">it</text:span><text:span text:style-name="T6"> somehow it is </text:span><text:span text:style-name="T3">kept</text:span><text:span text:style-name="T6"> checked and held/ always at a given distance from it. <text:s/>Will it be insisted, with any/ show of reasonableness, that the nature of the projectile/ </text:span><text:span text:style-name="T5">is</text:span><text:span text:style-name="T6"> to have in itself two mechanical properties of an opposite/ character? <text:s/>I may not have presented a</text:span><text:span text:style-name="T3">n apt</text:span><text:span text:style-name="T6"> very striking illus-/tration to my argument, but it will give na idea however faint, of the absurdities in which/ the deniers of a Supreme Artificer are involved. <text:s/>With them lies/ the burden of proof that the whole planetary system is blindly/ following a law of necessity, that a mechanical motion, inherent in/ </text:span><text:span text:style-name="T3">t</text:span><text:span text:style-name="T6"> matter had assigned to each of the stars its size, and station/ and power; that it has also furnished comets with a capacity/ to roll about the space in an eccentric</text:span><text:span text:style-name="T3">al</text:span><text:span text:style-name="T6"> way, but still/</text:span></text:p>
      <text:p text:style-name="P3"><text:span text:style-name="T6"/></text:p>
      <text:p text:style-name="P3"><text:span text:style-name="T6">[Page 6]</text:span></text:p>
      <text:p text:style-name="P3"><text:span text:style-name="T6">in obedience to the two forces of attraction and gravitation,/ so </text:span><text:span text:style-name="T3">as not to fall into the sun and</text:span><text:span text:style-name="T6"> that its encounter with another planet or with the sun/ might not overthrow the work of creation./ <text:s/></text:span></text:p>
      <text:p text:style-name="P3"><text:span text:style-name="T6">Until </text:span><text:span text:style-name="T3">they Atheists</text:span><text:span text:style-name="T6"> Atheists have accomplished that stupendous undertaking; until they have convinced </text:span><text:span text:style-name="T3">all by logical arguments</text:span><text:span text:style-name="T6"> rational persons by logical arguments that the Deity whom hundred of millions did and will ever adore is a fiction, and lifeless matter is the real divinity, until then </text:span><text:span text:style-name="T3">have</text:span><text:span text:style-name="T6"> we/ will continue to believe in a Creator what the shepherd of old </text:span><text:span text:style-name="T3">believed</text:span><text:span text:style-name="T6"> believed, who/ heard the melody of the firmament as it daily rehearses</text:span><text:span text:style-name="T3">ing</text:span><text:span text:style-name="T6"> the praises/ of its Maker; </text:span><text:span text:style-name="T3">believed and</text:span><text:span text:style-name="T6"> what the prophet </text:span><text:span text:style-name="T3">believed</text:span><text:span text:style-name="T6"> believed, who saw the/ host of heaven marshalled[sic!] out by the Omnipotent Chief. </text:span><text:span text:style-name="T3">beloved.</text:span><text:span text:style-name="T6">/ <text:s/></text:span><text:span text:style-name="T3">the will even believes</text:span><text:span text:style-name="T6"> <text:s/>Nor will the Bible alone strengthen our faith, for we shall be aided and confirmed therein by that which a mind--if not inspired/ </text:span><text:span text:style-name="T3">gigantic</text:span><text:span text:style-name="T6"> certainly wonderful--, beheld, when surveying the illimitable space/ </text:span><text:span text:style-name="T3">with be</text:span><text:span text:style-name="T6"> in its gigantic flights. <text:s/>Great among the greatest </text:span><text:span text:style-name="T3">among the great</text:span><text:span text:style-name="T6">/ of modern Astronomers was Sir Isaac Newton. <text:s/></text:span><text:span text:style-name="T3">And this</text:span><text:span text:style-name="T6"> Listen to/ </text:span><text:span text:style-name="T3">is</text:span><text:span text:style-name="T6"> his declaration: "The planets and the comets remain/ in their </text:span><text:span text:style-name="T3">ob</text:span><text:span text:style-name="T6"> orbits by the laws of gravitation, but the re-/gular position they hold in those orbits could not originally/ have been received by </text:span><text:span text:style-name="T3">those</text:span><text:span text:style-name="T6"> such laws....That grand system of/ the sun, the planets and the comets, could not have been/ produced except by the will of a Being most intelligent/ and powerful" + <text:s/>Not without profound </text:span><text:span text:style-name="T3">wisdom</text:span><text:span text:style-name="T6"> investigations have the/ Rabbis laid down the maxim, that whosoever wishes to know/ the wisdom of His Creator, must make himself acquainted with astronomy./</text:span></text:p>
      <text:p text:style-name="P3"><text:span text:style-name="T6">+ Translated from Luzzatto's "Teologia Dogmatica."/</text:span></text:p>
      <text:p text:style-name="P3"><text:span text:style-name="T6"/></text:p>
      <text:p text:style-name="P3"><text:span text:style-name="T6">[Page 7]</text:span></text:p>
      <text:p text:style-name="P3"><text:span text:style-name="T6"><text:tab/>And yet notwithstanding the startling discoveries of our/ age, how exceedingly slow is human progress in that particular science, which/ our Sages rightly considered a key to the understanding </text:span><text:span text:style-name="T3">of</text:span><text:span text:style-name="T6">/ </text:span><text:span text:style-name="T3">the Lord's Omnipotence of the Lord!</text:span><text:span text:style-name="T6"> of the omnipotence of the Lord! <text:s/>I speak with a hesitation arising/ from an intense consciousness of my ignorance, but I can recall the/ circumstance that a Talmudist who boasted of a familiarity/ with the course of the stars through the sky as with the streets of his city, confessed himself/ at a loss to explain the erratic revolution of the comets; and/ now after sixteen </text:span><text:soft-page-break/><text:span text:style-name="T6">centuries comes one to whom the world bows as/ to an unsurpassed master and says: </text:span><text:span text:style-name="T3">to his admirers</text:span><text:span text:style-name="T6"> "To myself I seem I have/ been a child playing on the sea-shore, while the immense ocean/ lay unexplored before me." <text:s/>It is Neuton[sic!] that I have again quoted,/ my young friends, and I cite his words because I eagerly wish/ to infuse into your hearts a sense of humility, which leads to/ Godliness. <text:s/>When a man so preeminent for his achievements in/ the realms of thought, acknowledges that his efforts--(and how/ prodigious they were!)--that his efforts have brought him but/ a grain of what is left still to be learnt; when he who has created/ a new era in science bends low and owns that the spring whence/ all knowledge flows and out of which mortals can but sip a few drops at </text:span><text:span text:style-name="T3">a time</text:span><text:span text:style-name="T6"> intervals, is the Almighty, how extremely </text:span><text:span text:style-name="T3">careful</text:span><text:span text:style-name="T6"> cautious/ ought we to be in </text:span><text:span text:style-name="T3">expressing an opinion</text:span><text:span text:style-name="T6"> breathing a doubt as to the existence/ and government of the Prime Mover of heaven and earth!/</text:span></text:p>
      <text:p text:style-name="P3"><text:span text:style-name="T6"/></text:p>
      <text:p text:style-name="P3"><text:span text:style-name="T6">[Page 8]</text:span></text:p>
      <text:p text:style-name="P3"><text:span text:style-name="T6">The more will science </text:span><text:span text:style-name="T3">will advance</text:span><text:span text:style-name="T6"> develop in all its branches, the more/ will--no doubt--the saving truth of God's essence and infinite wisdom be felt. <text:s/>Would it were in my power/ to work in the vast field of science; but may I not hope measurably to serve the cause of truth/ by </text:span><text:span text:style-name="T3">a timely caution</text:span><text:span text:style-name="T6"> a friendly warning to those who are apt to become tinctured with pre-/vailing ideas; liable to imbibe and practically carry out prin-/-ciples subversive or morality and religion, and fatally mischie-/vous? <text:s/>It is that hope which has inspired the humble labor/ in which I am at present engaged. <text:s/>I shall proceed with it </text:span><text:span text:style-name="T3">we</text:span><text:span text:style-name="T6"> to the/ utmost limits of my capacity; but I </text:span><text:span text:style-name="T3">think</text:span><text:span text:style-name="T6"> judge I cannot close this lec-/-ture more appropriately than by reproducing the advice of a fa-/-ther more appropriately than by reproducing the advice of a fa-/-ther to his inquiring child, and which I read once with interest./ <text:s/></text:span><text:span text:style-name="T3">My son</text:span><text:span text:style-name="T6"> "My son don't be in too great a hurry to accept "advanced opinions". <text:s/>It is "the thing"/ "to be "advanced" in this progressive day &amp; generation, but there is a heap of shallowness in it./.......I don't want to suppress any inclination you may have/ towards genuine free thought and careful, honest investigation./ <text:s/>I only want you to avoid the great fault of Atheism in this/ day and generation. <text:s/>I don't want to see you try to build a/ six story house or one story foundation. <text:s/>Before you criticise[sic!], condemn/ and finally reverse the work of creation, be pretty confident, my/ son, that you know something about as it is, and don't, I implore/ you, don't turn this world upside down, and </text:span><text:span text:style-name="T3">flatten</text:span><text:span text:style-name="T6"> sit on it, and flatten/ it entirely out, until you have made, or secured, another for the/ rest of us to live in, while you demolish the old." <text:s/>An excellent/ advice, my young friends, take it to hear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4:27:49.88</meta:creation-date>
    <meta:document-statistic meta:table-count="0" meta:image-count="0" meta:object-count="0" meta:page-count="5" meta:paragraph-count="83" meta:word-count="2298" meta:character-count="13875"/>
    <dc:date>2013-02-12T15:30:14.76</dc:date>
    <meta:editing-duration>PT3M43S</meta:editing-duration>
    <meta:editing-cycles>1</meta:editing-cycles>
    <meta:generator>OpenOffice.org/3.4.1$Win32 OpenOffice.org_project/341m1$Build-9593</meta:generator>
  </office:meta>
</office:document-meta>
</file>